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ortHandler.endCDATA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ortHandler.startAttlist( String elementName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ortHandler.elementDecl( String name , String contentModel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ParserImpl.getBus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ortHandler.processingInstruction( String target , XMLString data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ParserImpl.DOMParserImpl( XMLParserConfiguration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DOMParserImpl.parseWithContext( LSInput is , Node cnode , short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ParserImpl.getAsyn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LSParserFilter.acceptNode( Node node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ortHandler.notationDecl( String name , XMLResourceIdentifier identifier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ortHandler.setDTDContentModelSource( XMLDTDContentModel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ParserImpl.DOMParserImpl( SymbolTable symbolTable , XMLGrammarPool grammar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ortHandler.endExternalSubset(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ortHandler.startConditional( short type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ortHandler.characters( XMLString tex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ortHandler.separator( short separator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ortHandler.occurrence( short occurrence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ortHandler.getDocumen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ParserImpl.setFilter( LSParserFilter filt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MParserImpl.getFil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ortHandler.startCDATA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ParserImpl.DOMParserImpl(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ortHandler.setDTDSource( XMLDTD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ParserImpl.dom2xmlInputSource( LSInput i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NullLSParserFilter.startElement( Element element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ParserImpl.canSetParameter( String name , Object value )</text:p>
          </table:table-cell>
          <table:table-cell office:value-type="float" office:value="42">
            <text:p text:style-name="Table_20_Contents">42</text:p>
          </table:table-cell>
          <table:table-cell office:value-type="float" office:value="27">
            <text:p text:style-name="Table_20_Contents">27</text:p>
          </table:table-cell>
          <table:table-cell office:value-type="float" office:value="84">
            <text:p text:style-name="Table_20_Contents">84</text:p>
          </table:table-cell>
        </table:table-row>
        <table:table-row>
          <table:table-cell office:value-type="string">
            <text:p text:style-name="Table_20_Contents">DOMParserImpl.newFeatureNotFoundErro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ParserImpl.newInvalidState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ortHandler.internalEntityDecl( String name , XMLString text , XMLString nonNormalizedText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ortHandler.xmlDecl( String version , String encoding , String standalone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ortHandler.externalEntityDecl( String name , XMLResourceIdentifier identifier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ParserImpl.DOMParserImpl( String configuration , String schema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OMParserImpl.restoreHand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ortHandler.startExternalSubset( XMLResourceIdentifier identifier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ParserImpl.getDom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ParserImpl.startElement( QName element , XMLAttributes attributes , Augmentations aug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ortHandler.startGeneralEntity( String name , XMLResourceIdentifier identifier , String encoding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ortHandler.endContentModel(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ortHandler.startDocument( XMLLocator locator , String encoding , NamespaceContext namespaceContex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ortHandler.endConditional(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ortHandler.endAttlist(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ortHandler.empty(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ParserImpl.parse( LSInput i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">
            <text:p text:style-name="Table_20_Contents">6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DOMParserImpl.newFeatureNotSupportedErro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ParserImpl.abor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ortHandler.endGroup(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ParserImpl.parseURI( String uri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">
            <text:p text:style-name="Table_20_Contents">6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AbortHandler.startGroup(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ParserImpl.getParameter( String name )</text:p>
          </table:table-cell>
          <table:table-cell office:value-type="float" office:value="52">
            <text:p text:style-name="Table_20_Contents">52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22">
            <text:p text:style-name="Table_20_Contents">122</text:p>
          </table:table-cell>
        </table:table-row>
        <table:table-row>
          <table:table-cell office:value-type="string">
            <text:p text:style-name="Table_20_Contents">NullLSParserFilter.NullLSParser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OMParserImpl.getParameter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AbortHandler.textDecl( String version , String encoding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ortHandler.endElement( QName elemen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ortHandler.ignorableWhitespace( XMLString tex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ortHandler.endGeneralEntity( String name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ortHandler.pcdata(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LSParserFilter.getWhatToSh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ParserImpl.setParameter( String name , Object value )</text:p>
          </table:table-cell>
          <table:table-cell office:value-type="float" office:value="54">
            <text:p text:style-name="Table_20_Contents">54</text:p>
          </table:table-cell>
          <table:table-cell office:value-type="float" office:value="22">
            <text:p text:style-name="Table_20_Contents">22</text:p>
          </table:table-cell>
          <table:table-cell office:value-type="float" office:value="205">
            <text:p text:style-name="Table_20_Contents">205</text:p>
          </table:table-cell>
        </table:table-row>
        <table:table-row>
          <table:table-cell office:value-type="string">
            <text:p text:style-name="Table_20_Contents">AbortHandler.attributeDecl( String elementName , String attributeName , String type , String [ ] enumeration , String defaultType , XMLString defaultValue , XMLString nonNormalizedDefaultValue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ortHandler.emptyElement( QName element , XMLAttributes attributes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ortHandler.startParameterEntity( String name , XMLResourceIdentifier identifier , String encoding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ortHandler.endDTD(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ParserImpl.re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ortHandler.getDTD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ortHandler.startContentModel( String elementName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ortHandler.endParameterEntity( String name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ortHandler.unparsedEntityDecl( String name , XMLResourceIdentifier identifier , String notation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ortHandler.endDocument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ortHandler.comment( XMLString tex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ortHandler.doctypeDecl( String rootElement , String publicId , String systemId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ortHandler.startElement( QName element , XMLAttributes attributes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ParserImpl.newTypeMismatchErro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ortHandler.startDTD( XMLLocator locator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ortHandler.element( String elementName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ortHandler.ignoredCharacters( XMLString text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ortHandler.any(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ortHandler.setDocumentSource( XMLDocument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ortHandler.getDTDContentModel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